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Vector2 absolute timming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testbed</text:p>
          </table:table-cell>
          <table:table-cell office:value-type="string">
            <text:p>instantiation</text:p>
          </table:table-cell>
          <table:table-cell office:value-type="string">
            <text:p>index_read_access</text:p>
          </table:table-cell>
          <table:table-cell office:value-type="string">
            <text:p>single_swizzle_read_access</text:p>
          </table:table-cell>
          <table:table-cell office:value-type="string">
            <text:p>mutate_by_index_access</text:p>
          </table:table-cell>
          <table:table-cell office:value-type="string">
            <text:p>mutate_by_member_access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>
            <draw:frame table:end-cell-address="Hoja1.Q18" table:end-x="0.987cm" table:end-y="0.247cm" draw:z-index="0" draw:style-name="gr1" svg:width="18.951cm" svg:height="6.999cm" svg:x="0.101cm" svg:y="0.1cm">
              <draw:object draw:notify-on-update-of-ranges="Hoja1.A3:Hoja1.A3 Hoja1.B3:Hoja1.H3 Hoja1.A4:Hoja1.A4 Hoja1.B4:Hoja1.H4 Hoja1.A5:Hoja1.A5 Hoja1.B5:Hoja1.H5 Hoja1.A6:Hoja1.A6 Hoja1.B6:Hoja1.H6 Hoja1.A7:Hoja1.A7 Hoja1.B7:Hoja1.H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py_2.6.6_euclid_slots</text:p>
          </table:table-cell>
          <table:table-cell table:style-name="ce1" office:value-type="float" office:value="0.00000053957325">
            <text:p>5,40E-007</text:p>
          </table:table-cell>
          <table:table-cell table:style-name="ce1" office:value-type="float" office:value="0.000000536698492499998">
            <text:p>5,37E-007</text:p>
          </table:table-cell>
          <table:table-cell table:style-name="ce1" office:value-type="float" office:value="0.0000000792129335714264">
            <text:p>7,92E-008</text:p>
          </table:table-cell>
          <table:table-cell table:style-name="ce1" office:value-type="float" office:value="0.00000102183001857143">
            <text:p>1,02E-006</text:p>
          </table:table-cell>
          <table:table-cell table:style-name="ce1" office:value-type="float" office:value="0.0000000722634410714278">
            <text:p>7,23E-008</text:p>
          </table:table-cell>
          <table:table-cell table:style-name="ce1" office:value-type="float" office:value="0.00000171671348607143">
            <text:p>1,72E-006</text:p>
          </table:table-cell>
          <table:table-cell table:style-name="ce1" office:value-type="float" office:value="0.00000151033116357142">
            <text:p>1,51E-006</text:p>
          </table:table-cell>
          <table:table-cell/>
        </table:table-row>
        <table:table-row table:style-name="ro2">
          <table:table-cell office:value-type="string">
            <text:p>py_2.6.6_euclid_f06655d</text:p>
          </table:table-cell>
          <table:table-cell table:style-name="ce1" office:value-type="float" office:value="0.000000535091842499995">
            <text:p>5,35E-007</text:p>
          </table:table-cell>
          <table:table-cell table:style-name="ce1" office:value-type="float" office:value="0.00000049866609">
            <text:p>4,99E-007</text:p>
          </table:table-cell>
          <table:table-cell table:style-name="ce1" office:value-type="float" office:value="0.0000000607872978571322">
            <text:p>6,08E-008</text:p>
          </table:table-cell>
          <table:table-cell table:style-name="ce1" office:value-type="float" office:value="0.000000980755196071413">
            <text:p>9,81E-007</text:p>
          </table:table-cell>
          <table:table-cell table:style-name="ce1" office:value-type="float" office:value="0.0000000715212710714184">
            <text:p>7,15E-008</text:p>
          </table:table-cell>
          <table:table-cell table:style-name="ce1" office:value-type="float" office:value="0.00000161906083892856">
            <text:p>1,62E-006</text:p>
          </table:table-cell>
          <table:table-cell table:style-name="ce1" office:value-type="float" office:value="0.00000143486661035715">
            <text:p>1,43E-006</text:p>
          </table:table-cell>
          <table:table-cell/>
        </table:table-row>
        <table:table-row table:style-name="ro1">
          <table:table-cell office:value-type="string">
            <text:p>py_3.3.1_euclid_slots</text:p>
          </table:table-cell>
          <table:table-cell table:style-name="ce1" office:value-type="float" office:value="0.0000006806889825">
            <text:p>6,81E-007</text:p>
          </table:table-cell>
          <table:table-cell table:style-name="ce1" office:value-type="float" office:value="0.000000758013318928573">
            <text:p>7,58E-007</text:p>
          </table:table-cell>
          <table:table-cell table:style-name="ce1" office:value-type="float" office:value="0.000000106590738571427">
            <text:p>1,07E-007</text:p>
          </table:table-cell>
          <table:table-cell table:style-name="ce1" office:value-type="float" office:value="0.00000120589155357143">
            <text:p>1,21E-006</text:p>
          </table:table-cell>
          <table:table-cell table:style-name="ce1" office:value-type="float" office:value="0.000000115051402499994">
            <text:p>1,15E-007</text:p>
          </table:table-cell>
          <table:table-cell table:style-name="ce1" office:value-type="float" office:value="0.00000211785635285713">
            <text:p>2,12E-006</text:p>
          </table:table-cell>
          <table:table-cell table:style-name="ce1" office:value-type="float" office:value="0.00000189495528357145">
            <text:p>1,89E-006</text:p>
          </table:table-cell>
          <table:table-cell/>
        </table:table-row>
        <table:table-row table:style-name="ro1">
          <table:table-cell office:value-type="string">
            <text:p>py_3.3.1_euclid_f06655d</text:p>
          </table:table-cell>
          <table:table-cell table:style-name="ce1" office:value-type="float" office:value="0.000000688726398928566">
            <text:p>6,89E-007</text:p>
          </table:table-cell>
          <table:table-cell table:style-name="ce1" office:value-type="float" office:value="0.000000677022491428573">
            <text:p>6,77E-007</text:p>
          </table:table-cell>
          <table:table-cell table:style-name="ce1" office:value-type="float" office:value="0.0000000736018724999781">
            <text:p>7,36E-008</text:p>
          </table:table-cell>
          <table:table-cell table:style-name="ce1" office:value-type="float" office:value="0.00000103472067392858">
            <text:p>1,03E-006</text:p>
          </table:table-cell>
          <table:table-cell table:style-name="ce1" office:value-type="float" office:value="0.00000010622494499998">
            <text:p>1,06E-007</text:p>
          </table:table-cell>
          <table:table-cell table:style-name="ce1" office:value-type="float" office:value="0.00000188419448642856">
            <text:p>1,88E-006</text:p>
          </table:table-cell>
          <table:table-cell table:style-name="ce1" office:value-type="float" office:value="0.00000182423535750002">
            <text:p>1,82E-006</text:p>
          </table:table-cell>
          <table:table-cell/>
        </table:table-row>
        <table:table-row table:style-name="ro2" table:number-rows-repeated="14">
          <table:table-cell table:number-columns-repeated="9"/>
        </table:table-row>
        <table:table-row table:style-name="ro2">
          <table:table-cell table:number-columns-repeated="8"/>
          <table:table-cell>
            <draw:frame table:end-cell-address="Hoja1.Q38" table:end-x="0.011cm" table:end-y="0.181cm" draw:z-index="1" draw:style-name="gr1" svg:width="17.981cm" svg:height="6.987cm" svg:x="0.095cm" svg:y="0.42cm">
              <draw:object draw:notify-on-update-of-ranges="Hoja1.A23:Hoja1.A23 Hoja1.B23:Hoja1.H23 Hoja1.A24:Hoja1.A24 Hoja1.B24:Hoja1.H24 Hoja1.A25:Hoja1.A25 Hoja1.B25:Hoja1.H25 Hoja1.A26:Hoja1.A26 Hoja1.B26:Hoja1.H26 Hoja1.A27:Hoja1.A27 Hoja1.B27:Hoja1.H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testbed</text:p>
          </table:table-cell>
          <table:table-cell office:value-type="string">
            <text:p>instantiation</text:p>
          </table:table-cell>
          <table:table-cell office:value-type="string">
            <text:p>index_read_access</text:p>
          </table:table-cell>
          <table:table-cell office:value-type="string">
            <text:p>single_swizzle_read_access</text:p>
          </table:table-cell>
          <table:table-cell office:value-type="string">
            <text:p>mutate_by_index_access</text:p>
          </table:table-cell>
          <table:table-cell office:value-type="string">
            <text:p>mutate_by_member_access</text:p>
          </table:table-cell>
          <table:table-cell office:value-type="string">
            <text:p>add</text:p>
          </table:table-cell>
          <table:table-cell office:value-type="string">
            <text:p>mul</text:p>
          </table:table-cell>
          <table:table-cell/>
        </table:table-row>
        <table:table-row table:style-name="ro2">
          <table:table-cell office:value-type="string">
            <text:p>py_2.6.6_euclid_slots</text:p>
          </table:table-cell>
          <table:table-cell table:style-name="ce1" office:value-type="float" office:value="0.000000640015314285713">
            <text:p>6,40E-007</text:p>
          </table:table-cell>
          <table:table-cell table:style-name="ce1" office:value-type="float" office:value="0.000000673391960714285">
            <text:p>6,73E-007</text:p>
          </table:table-cell>
          <table:table-cell table:style-name="ce1" office:value-type="float" office:value="0.0000000798508892857175">
            <text:p>7,99E-008</text:p>
          </table:table-cell>
          <table:table-cell table:style-name="ce1" office:value-type="float" office:value="0.0000011538732">
            <text:p>1,15E-006</text:p>
          </table:table-cell>
          <table:table-cell table:style-name="ce1" office:value-type="float" office:value="0.0000000733667999999987">
            <text:p>7,34E-008</text:p>
          </table:table-cell>
          <table:table-cell table:style-name="ce1" office:value-type="float" office:value="0.00000208169051428571">
            <text:p>2,08E-006</text:p>
          </table:table-cell>
          <table:table-cell table:style-name="ce1" office:value-type="float" office:value="0.00000203452526428572">
            <text:p>2,03E-006</text:p>
          </table:table-cell>
          <table:table-cell/>
        </table:table-row>
        <table:table-row table:style-name="ro2">
          <table:table-cell office:value-type="string">
            <text:p>py_2.6.6_euclid_f06655d</text:p>
          </table:table-cell>
          <table:table-cell table:style-name="ce1" office:value-type="float" office:value="0.000000617169110714286">
            <text:p>6,17E-007</text:p>
          </table:table-cell>
          <table:table-cell table:style-name="ce1" office:value-type="float" office:value="0.000000543572664285712">
            <text:p>5,44E-007</text:p>
          </table:table-cell>
          <table:table-cell table:style-name="ce1" office:value-type="float" office:value="0.000000058889399999984">
            <text:p>5,89E-008</text:p>
          </table:table-cell>
          <table:table-cell table:style-name="ce1" office:value-type="float" office:value="0.00000107528864999999">
            <text:p>1,08E-006</text:p>
          </table:table-cell>
          <table:table-cell table:style-name="ce1" office:value-type="float" office:value="0.0000000727665357143081">
            <text:p>7,28E-008</text:p>
          </table:table-cell>
          <table:table-cell table:style-name="ce1" office:value-type="float" office:value="0.00000189018116428571">
            <text:p>1,89E-006</text:p>
          </table:table-cell>
          <table:table-cell table:style-name="ce1" office:value-type="float" office:value="0.0000019703604392857">
            <text:p>1,97E-006</text:p>
          </table:table-cell>
          <table:table-cell/>
        </table:table-row>
        <table:table-row table:style-name="ro2">
          <table:table-cell office:value-type="string">
            <text:p>py_3.3.1_euclid_slots</text:p>
          </table:table-cell>
          <table:table-cell table:style-name="ce1" office:value-type="float" office:value="0.000000757458071428572">
            <text:p>7,57E-007</text:p>
          </table:table-cell>
          <table:table-cell table:style-name="ce1" office:value-type="float" office:value="0.000000853181324999999">
            <text:p>8,53E-007</text:p>
          </table:table-cell>
          <table:table-cell table:style-name="ce1" office:value-type="float" office:value="0.000000106604699999999">
            <text:p>1,07E-007</text:p>
          </table:table-cell>
          <table:table-cell table:style-name="ce1" office:value-type="float" office:value="0.00000133518513928571">
            <text:p>1,34E-006</text:p>
          </table:table-cell>
          <table:table-cell table:style-name="ce1" office:value-type="float" office:value="0.00000011006898571428">
            <text:p>1,10E-007</text:p>
          </table:table-cell>
          <table:table-cell table:style-name="ce1" office:value-type="float" office:value="0.00000250825121071429">
            <text:p>2,51E-006</text:p>
          </table:table-cell>
          <table:table-cell table:style-name="ce1" office:value-type="float" office:value="0.0000026529956642857">
            <text:p>2,65E-006</text:p>
          </table:table-cell>
          <table:table-cell/>
        </table:table-row>
        <table:table-row table:style-name="ro2">
          <table:table-cell office:value-type="string">
            <text:p>py_3.3.1_euclid_f06655d</text:p>
          </table:table-cell>
          <table:table-cell table:style-name="ce1" office:value-type="float" office:value="0.00000075823230000001">
            <text:p>7,58E-007</text:p>
          </table:table-cell>
          <table:table-cell table:style-name="ce1" office:value-type="float" office:value="0.000000739746639285706">
            <text:p>7,40E-007</text:p>
          </table:table-cell>
          <table:table-cell table:style-name="ce1" office:value-type="float" office:value="0.0000000720109142856984">
            <text:p>7,20E-008</text:p>
          </table:table-cell>
          <table:table-cell table:style-name="ce1" office:value-type="float" office:value="0.00000124447601428571">
            <text:p>1,24E-006</text:p>
          </table:table-cell>
          <table:table-cell table:style-name="ce1" office:value-type="float" office:value="0.000000110706489285732">
            <text:p>1,11E-007</text:p>
          </table:table-cell>
          <table:table-cell table:style-name="ce1" office:value-type="float" office:value="0.00000220928373571429">
            <text:p>2,21E-006</text:p>
          </table:table-cell>
          <table:table-cell table:style-name="ce1" office:value-type="float" office:value="0.00000253078012857145">
            <text:p>2,53E-006</text:p>
          </table:table-cell>
          <table:table-cell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/02/2014</text:date>, <text:time>05:3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c</meta:initial-creator>
    <meta:creation-date>2014-02-17T05:15:58.29</meta:creation-date>
    <dc:date>2014-02-17T05:31:40.32</dc:date>
    <dc:creator>c c</dc:creator>
    <meta:editing-duration>PT00H00M21S</meta:editing-duration>
    <meta:editing-cycles>1</meta:editing-cycles>
    <meta:document-statistic meta:table-count="3" meta:cell-count="81" meta:object-count="2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52cm" svg:height="7cm" xlink:href=".." chart:class="chart:line" chart:style-name="ch1">
        <chart:legend chart:legend-position="bottom" svg:x="2.34cm" svg:y="6.245cm" chart:style-name="ch2"/>
        <chart:plot-area chart:style-name="ch3" table:cell-range-address="Hoja1.A3:Hoja1.H7" chart:data-source-has-labels="both" svg:x="0.379cm" svg:y="0.14cm" svg:width="17.815cm" svg:height="5.965cm">
          <chart:axis chart:dimension="x" chart:name="primary-x" chart:style-name="ch4">
            <chart:categories table:cell-range-address="Hoja1.B3:Hoja1.H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H4" chart:label-cell-address="Hoja1.A4:Hoja1.A4" chart:class="chart:line">
            <chart:data-point chart:repeated="7"/>
          </chart:series>
          <chart:series chart:style-name="ch8" chart:values-cell-range-address="Hoja1.B5:Hoja1.H5" chart:label-cell-address="Hoja1.A5:Hoja1.A5" chart:class="chart:line">
            <chart:data-point chart:repeated="7"/>
          </chart:series>
          <chart:series chart:style-name="ch9" chart:values-cell-range-address="Hoja1.B6:Hoja1.H6" chart:label-cell-address="Hoja1.A6:Hoja1.A6" chart:class="chart:line">
            <chart:data-point chart:repeated="7"/>
          </chart:series>
          <chart:series chart:style-name="ch10" chart:values-cell-range-address="Hoja1.B7:Hoja1.H7" chart:label-cell-address="Hoja1.A7:Hoja1.A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H3">instantiation</text:p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4">py_2.6.6_euclid_slots</text:p>
              </table:table-cell>
              <table:table-cell office:value-type="float" office:value="0.00000053957325">
                <text:p text:id="Hoja1.B4:Hoja1.H4">0.00000053957325</text:p>
              </table:table-cell>
              <table:table-cell office:value-type="float" office:value="0.000000536698492499998">
                <text:p>0.000000536698492499998</text:p>
              </table:table-cell>
              <table:table-cell office:value-type="float" office:value="0.0000000792129335714264">
                <text:p>0.0000000792129335714264</text:p>
              </table:table-cell>
              <table:table-cell office:value-type="float" office:value="0.00000102183001857143">
                <text:p>0.00000102183001857143</text:p>
              </table:table-cell>
              <table:table-cell office:value-type="float" office:value="0.0000000722634410714278">
                <text:p>0.0000000722634410714278</text:p>
              </table:table-cell>
              <table:table-cell office:value-type="float" office:value="0.00000171671348607143">
                <text:p>0.00000171671348607143</text:p>
              </table:table-cell>
              <table:table-cell office:value-type="float" office:value="0.00000151033116357142">
                <text:p>0.00000151033116357142</text:p>
              </table:table-cell>
            </table:table-row>
            <table:table-row>
              <table:table-cell office:value-type="string">
                <text:p text:id="Hoja1.A5:Hoja1.A5">py_2.6.6_euclid_f06655d</text:p>
              </table:table-cell>
              <table:table-cell office:value-type="float" office:value="0.000000535091842499995">
                <text:p text:id="Hoja1.B5:Hoja1.H5">0.000000535091842499995</text:p>
              </table:table-cell>
              <table:table-cell office:value-type="float" office:value="0.00000049866609">
                <text:p>0.00000049866609</text:p>
              </table:table-cell>
              <table:table-cell office:value-type="float" office:value="0.0000000607872978571322">
                <text:p>0.0000000607872978571322</text:p>
              </table:table-cell>
              <table:table-cell office:value-type="float" office:value="0.000000980755196071413">
                <text:p>0.000000980755196071413</text:p>
              </table:table-cell>
              <table:table-cell office:value-type="float" office:value="0.0000000715212710714184">
                <text:p>0.0000000715212710714184</text:p>
              </table:table-cell>
              <table:table-cell office:value-type="float" office:value="0.00000161906083892856">
                <text:p>0.00000161906083892856</text:p>
              </table:table-cell>
              <table:table-cell office:value-type="float" office:value="0.00000143486661035715">
                <text:p>0.00000143486661035715</text:p>
              </table:table-cell>
            </table:table-row>
            <table:table-row>
              <table:table-cell office:value-type="string">
                <text:p text:id="Hoja1.A6:Hoja1.A6">py_3.3.1_euclid_slots</text:p>
              </table:table-cell>
              <table:table-cell office:value-type="float" office:value="0.0000006806889825">
                <text:p text:id="Hoja1.B6:Hoja1.H6">0.0000006806889825</text:p>
              </table:table-cell>
              <table:table-cell office:value-type="float" office:value="0.000000758013318928573">
                <text:p>0.000000758013318928573</text:p>
              </table:table-cell>
              <table:table-cell office:value-type="float" office:value="0.000000106590738571427">
                <text:p>0.000000106590738571427</text:p>
              </table:table-cell>
              <table:table-cell office:value-type="float" office:value="0.00000120589155357143">
                <text:p>0.00000120589155357143</text:p>
              </table:table-cell>
              <table:table-cell office:value-type="float" office:value="0.000000115051402499994">
                <text:p>0.000000115051402499994</text:p>
              </table:table-cell>
              <table:table-cell office:value-type="float" office:value="0.00000211785635285713">
                <text:p>0.00000211785635285713</text:p>
              </table:table-cell>
              <table:table-cell office:value-type="float" office:value="0.00000189495528357145">
                <text:p>0.00000189495528357145</text:p>
              </table:table-cell>
            </table:table-row>
            <table:table-row>
              <table:table-cell office:value-type="string">
                <text:p text:id="Hoja1.A7:Hoja1.A7">py_3.3.1_euclid_f06655d</text:p>
              </table:table-cell>
              <table:table-cell office:value-type="float" office:value="0.000000688726398928566">
                <text:p text:id="Hoja1.B7:Hoja1.H7">0.000000688726398928566</text:p>
              </table:table-cell>
              <table:table-cell office:value-type="float" office:value="0.000000677022491428573">
                <text:p>0.000000677022491428573</text:p>
              </table:table-cell>
              <table:table-cell office:value-type="float" office:value="0.0000000736018724999781">
                <text:p>0.0000000736018724999781</text:p>
              </table:table-cell>
              <table:table-cell office:value-type="float" office:value="0.00000103472067392858">
                <text:p>0.00000103472067392858</text:p>
              </table:table-cell>
              <table:table-cell office:value-type="float" office:value="0.00000010622494499998">
                <text:p>0.00000010622494499998</text:p>
              </table:table-cell>
              <table:table-cell office:value-type="float" office:value="0.00000188419448642856">
                <text:p>0.00000188419448642856</text:p>
              </table:table-cell>
              <table:table-cell office:value-type="float" office:value="0.00000182423535750002">
                <text:p>0.0000018242353575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6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6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6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82cm" svg:height="6.988cm" xlink:href=".." chart:class="chart:line" chart:style-name="ch1">
        <chart:legend chart:legend-position="bottom" svg:x="1.855cm" svg:y="6.233cm" chart:style-name="ch2"/>
        <chart:plot-area chart:style-name="ch3" table:cell-range-address="Hoja1.A23:Hoja1.H27" chart:data-source-has-labels="both" svg:x="0.359cm" svg:y="0.139cm" svg:width="16.905cm" svg:height="5.956cm">
          <chart:axis chart:dimension="x" chart:name="primary-x" chart:style-name="ch4">
            <chart:categories table:cell-range-address="Hoja1.B23:Hoja1.H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4:Hoja1.H24" chart:label-cell-address="Hoja1.A24:Hoja1.A24" chart:class="chart:line">
            <chart:data-point chart:repeated="7"/>
          </chart:series>
          <chart:series chart:style-name="ch8" chart:values-cell-range-address="Hoja1.B25:Hoja1.H25" chart:label-cell-address="Hoja1.A25:Hoja1.A25" chart:class="chart:line">
            <chart:data-point chart:repeated="7"/>
          </chart:series>
          <chart:series chart:style-name="ch9" chart:values-cell-range-address="Hoja1.B26:Hoja1.H26" chart:label-cell-address="Hoja1.A26:Hoja1.A26" chart:class="chart:line">
            <chart:data-point chart:repeated="7"/>
          </chart:series>
          <chart:series chart:style-name="ch10" chart:values-cell-range-address="Hoja1.B27:Hoja1.H27" chart:label-cell-address="Hoja1.A27:Hoja1.A27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23:Hoja1.H23">instantiation</text:p>
              </table:table-cell>
              <table:table-cell office:value-type="string">
                <text:p>index_read_access</text:p>
              </table:table-cell>
              <table:table-cell office:value-type="string">
                <text:p>single_swizzle_read_access</text:p>
              </table:table-cell>
              <table:table-cell office:value-type="string">
                <text:p>mutate_by_index_access</text:p>
              </table:table-cell>
              <table:table-cell office:value-type="string">
                <text:p>mutate_by_member_access</text:p>
              </table:table-cell>
              <table:table-cell office:value-type="string">
                <text:p>add</text:p>
              </table:table-cell>
              <table:table-cell office:value-type="string">
                <text:p>mul</text:p>
              </table:table-cell>
            </table:table-row>
          </table:table-header-rows>
          <table:table-rows>
            <table:table-row>
              <table:table-cell office:value-type="string">
                <text:p text:id="Hoja1.A24:Hoja1.A24">py_2.6.6_euclid_slots</text:p>
              </table:table-cell>
              <table:table-cell office:value-type="float" office:value="0.000000640015314285713">
                <text:p text:id="Hoja1.B24:Hoja1.H24">0.000000640015314285713</text:p>
              </table:table-cell>
              <table:table-cell office:value-type="float" office:value="0.000000673391960714285">
                <text:p>0.000000673391960714285</text:p>
              </table:table-cell>
              <table:table-cell office:value-type="float" office:value="0.0000000798508892857175">
                <text:p>0.0000000798508892857175</text:p>
              </table:table-cell>
              <table:table-cell office:value-type="float" office:value="0.0000011538732">
                <text:p>0.0000011538732</text:p>
              </table:table-cell>
              <table:table-cell office:value-type="float" office:value="0.0000000733667999999987">
                <text:p>0.0000000733667999999987</text:p>
              </table:table-cell>
              <table:table-cell office:value-type="float" office:value="0.00000208169051428571">
                <text:p>0.00000208169051428571</text:p>
              </table:table-cell>
              <table:table-cell office:value-type="float" office:value="0.00000203452526428572">
                <text:p>0.00000203452526428572</text:p>
              </table:table-cell>
            </table:table-row>
            <table:table-row>
              <table:table-cell office:value-type="string">
                <text:p text:id="Hoja1.A25:Hoja1.A25">py_2.6.6_euclid_f06655d</text:p>
              </table:table-cell>
              <table:table-cell office:value-type="float" office:value="0.000000617169110714286">
                <text:p text:id="Hoja1.B25:Hoja1.H25">0.000000617169110714286</text:p>
              </table:table-cell>
              <table:table-cell office:value-type="float" office:value="0.000000543572664285712">
                <text:p>0.000000543572664285712</text:p>
              </table:table-cell>
              <table:table-cell office:value-type="float" office:value="0.000000058889399999984">
                <text:p>0.000000058889399999984</text:p>
              </table:table-cell>
              <table:table-cell office:value-type="float" office:value="0.00000107528864999999">
                <text:p>0.00000107528864999999</text:p>
              </table:table-cell>
              <table:table-cell office:value-type="float" office:value="0.0000000727665357143081">
                <text:p>0.0000000727665357143081</text:p>
              </table:table-cell>
              <table:table-cell office:value-type="float" office:value="0.00000189018116428571">
                <text:p>0.00000189018116428571</text:p>
              </table:table-cell>
              <table:table-cell office:value-type="float" office:value="0.0000019703604392857">
                <text:p>0.0000019703604392857</text:p>
              </table:table-cell>
            </table:table-row>
            <table:table-row>
              <table:table-cell office:value-type="string">
                <text:p text:id="Hoja1.A26:Hoja1.A26">py_3.3.1_euclid_slots</text:p>
              </table:table-cell>
              <table:table-cell office:value-type="float" office:value="0.000000757458071428572">
                <text:p text:id="Hoja1.B26:Hoja1.H26">0.000000757458071428572</text:p>
              </table:table-cell>
              <table:table-cell office:value-type="float" office:value="0.000000853181324999999">
                <text:p>0.000000853181324999999</text:p>
              </table:table-cell>
              <table:table-cell office:value-type="float" office:value="0.000000106604699999999">
                <text:p>0.000000106604699999999</text:p>
              </table:table-cell>
              <table:table-cell office:value-type="float" office:value="0.00000133518513928571">
                <text:p>0.00000133518513928571</text:p>
              </table:table-cell>
              <table:table-cell office:value-type="float" office:value="0.00000011006898571428">
                <text:p>0.00000011006898571428</text:p>
              </table:table-cell>
              <table:table-cell office:value-type="float" office:value="0.00000250825121071429">
                <text:p>0.00000250825121071429</text:p>
              </table:table-cell>
              <table:table-cell office:value-type="float" office:value="0.0000026529956642857">
                <text:p>0.0000026529956642857</text:p>
              </table:table-cell>
            </table:table-row>
            <table:table-row>
              <table:table-cell office:value-type="string">
                <text:p text:id="Hoja1.A27:Hoja1.A27">py_3.3.1_euclid_f06655d</text:p>
              </table:table-cell>
              <table:table-cell office:value-type="float" office:value="0.00000075823230000001">
                <text:p text:id="Hoja1.B27:Hoja1.H27">0.00000075823230000001</text:p>
              </table:table-cell>
              <table:table-cell office:value-type="float" office:value="0.000000739746639285706">
                <text:p>0.000000739746639285706</text:p>
              </table:table-cell>
              <table:table-cell office:value-type="float" office:value="0.0000000720109142856984">
                <text:p>0.0000000720109142856984</text:p>
              </table:table-cell>
              <table:table-cell office:value-type="float" office:value="0.00000124447601428571">
                <text:p>0.00000124447601428571</text:p>
              </table:table-cell>
              <table:table-cell office:value-type="float" office:value="0.000000110706489285732">
                <text:p>0.000000110706489285732</text:p>
              </table:table-cell>
              <table:table-cell office:value-type="float" office:value="0.00000220928373571429">
                <text:p>0.00000220928373571429</text:p>
              </table:table-cell>
              <table:table-cell office:value-type="float" office:value="0.00000253078012857145">
                <text:p>0.00000253078012857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